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stem-ui" svg:font-family="system-ui, apple-system, 'Segoe UI', Roboto, Ubuntu, Cantarell, 'Noto Sans', sans-serif, Arial"/>
  </office:font-face-decls>
  <office:automatic-styles>
    <style:style style:name="P1" style:family="paragraph" style:parent-style-name="Text_20_body">
      <style:text-properties fo:font-size="14pt" fo:font-weight="normal" officeooo:paragraph-rsid="0046b883" style:font-size-asian="14pt" style:font-weight-asian="normal" style:font-size-complex="14pt" style:font-weight-complex="normal"/>
    </style:style>
    <style:style style:name="P2" style:family="paragraph" style:parent-style-name="Text_20_body" style:list-style-name="L1">
      <style:text-properties officeooo:rsid="004e83c3" officeooo:paragraph-rsid="004e83c3"/>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paragraph-properties fo:break-before="page"/>
      <style:text-properties fo:font-size="14pt" officeooo:paragraph-rsid="004d5ae5" style:font-size-asian="14pt" style:font-size-complex="14pt"/>
    </style:style>
    <style:style style:name="P6" style:family="paragraph" style:parent-style-name="Standard">
      <style:paragraph-properties fo:margin-left="2cm" fo:margin-top="0cm" fo:margin-bottom="0.25cm" style:contextual-spacing="false" fo:line-height="150%" fo:text-indent="-1cm" style:auto-text-indent="false">
        <style:tab-stops/>
      </style:paragraph-properties>
      <style:text-properties style:font-name="Liberation Serif" fo:font-size="14pt" fo:font-style="italic" fo:font-weight="bold" officeooo:paragraph-rsid="004d5ae5" style:font-size-asian="14pt" style:font-style-asian="italic" style:font-weight-asian="bold" style:font-size-complex="14pt" style:font-style-complex="italic" style:font-weight-complex="bold"/>
    </style:style>
    <style:style style:name="P7" style:family="paragraph" style:parent-style-name="Text_20_body">
      <style:text-properties fo:font-size="14pt" fo:font-weight="normal" officeooo:rsid="004e83c3" officeooo:paragraph-rsid="004e83c3" style:font-size-asian="14pt" style:font-weight-asian="normal" style:font-size-complex="14pt" style:font-weight-complex="normal"/>
    </style:style>
    <style:style style:name="P8" style:family="paragraph" style:parent-style-name="Text_20_body">
      <loext:graphic-properties draw:fill-hatch-name="hatch"/>
      <style:paragraph-properties fo:margin-top="0.101cm" fo:margin-bottom="0.499cm" style:contextual-spacing="false" fo:line-height="115%"/>
      <style:text-properties officeooo:paragraph-rsid="0042820b"/>
    </style:style>
    <style:style style:name="P9" style:family="paragraph" style:parent-style-name="Text_20_body">
      <loext:graphic-properties draw:fill-hatch-name="hatch"/>
      <style:paragraph-properties fo:margin-top="0.101cm" fo:margin-bottom="0.499cm" style:contextual-spacing="false" fo:line-height="115%"/>
      <style:text-properties officeooo:rsid="004f2649" officeooo:paragraph-rsid="004f2649"/>
    </style:style>
    <style:style style:name="P10" style:family="paragraph" style:parent-style-name="Standard">
      <loext:graphic-properties draw:fill-hatch-name="hatch"/>
      <style:paragraph-properties fo:margin-top="0.101cm" fo:margin-bottom="0.499cm" style:contextual-spacing="false" fo:line-height="115%"/>
      <style:text-properties officeooo:rsid="004f2649" officeooo:paragraph-rsid="004f2649"/>
    </style:style>
    <style:style style:name="P11" style:family="paragraph" style:parent-style-name="Standard">
      <style:paragraph-properties fo:margin-left="0cm" fo:margin-right="0cm" fo:margin-top="0cm" fo:margin-bottom="0.635cm" style:contextual-spacing="false" fo:text-align="start" style:justify-single-word="false" fo:orphans="2" fo:widows="2" fo:text-indent="0cm" style:auto-text-indent="false"/>
      <style:text-properties fo:font-variant="normal" fo:text-transform="none" fo:color="#000000" loext:opacity="100%" style:font-name="system-ui" fo:font-size="12pt" fo:letter-spacing="normal" fo:font-style="normal" fo:font-weight="normal"/>
    </style:style>
    <style:style style:name="P12" style:family="paragraph" style:parent-style-name="Text_20_body">
      <loext:graphic-properties draw:fill-hatch-name="hatch"/>
      <style:paragraph-properties fo:margin-top="0.101cm" fo:margin-bottom="0.499cm" style:contextual-spacing="false" fo:line-height="115%"/>
      <style:text-properties officeooo:rsid="004f2649" officeooo:paragraph-rsid="005098ec"/>
    </style:style>
    <style:style style:name="T1" style:family="text">
      <style:text-properties style:text-position="super 58%"/>
    </style:style>
    <style:style style:name="T2" style:family="text">
      <style:text-properties officeooo:rsid="0053258a"/>
    </style:style>
    <style:style style:name="T3" style:family="text">
      <style:text-properties officeooo:rsid="004d5ae5"/>
    </style:style>
    <style:style style:name="T4" style:family="text">
      <style:text-properties fo:font-style="normal" officeooo:rsid="004d5ae5" style:font-style-asian="normal" style:font-style-complex="normal"/>
    </style:style>
    <style:style style:name="T5" style:family="text">
      <style:text-properties fo:font-weight="normal" style:font-weight-asian="normal" style:font-weight-complex="normal"/>
    </style:style>
    <style:style style:name="T6" style:family="text">
      <style:text-properties fo:font-variant="normal" fo:text-transform="none" fo:color="#000000" loext:opacity="100%" fo:font-size="12pt" fo:letter-spacing="normal"/>
    </style:style>
    <style:style style:name="T7" style:family="text">
      <style:text-properties fo:font-variant="small-caps" fo:color="#000000" loext:opacity="100%" fo:font-size="12pt" fo:letter-spacing="normal"/>
    </style:style>
    <style:style style:name="T8" style:family="text">
      <style:text-properties fo:font-variant="normal" fo:text-transform="none" fo:color="#000000" loext:opacity="100%" fo:letter-spacing="normal"/>
    </style:style>
    <style:style style:name="T9" style:family="text">
      <style:text-properties fo:font-size="14pt" officeooo:rsid="0042820b" style:font-size-asian="14pt" style:font-size-complex="14pt"/>
    </style:style>
    <style:style style:name="T10" style:family="text">
      <style:text-properties fo:font-size="14pt" officeooo:rsid="004d5ae5" style:font-size-asian="14pt" style:font-size-complex="14pt"/>
    </style:style>
    <style:style style:name="T11" style:family="text">
      <style:text-properties fo:font-size="14pt" style:font-size-asian="14pt" style:font-size-complex="14pt"/>
    </style:style>
    <style:style style:name="T12" style:family="text">
      <style:text-properties fo:font-variant="normal" fo:text-transform="none" fo:color="#952004" loext:opacity="100%" style:text-line-through-style="none" style:text-line-through-type="none" style:font-name="system-ui" fo:font-size="15pt" fo:letter-spacing="normal" fo:font-style="normal" style:text-underline-style="none" fo:font-weight="normal" style:text-blinking="false" fo:background-color="transparent" loext:char-shading-value="0" style:font-size-asian="14pt" style:font-size-complex="14pt" loext:padding="0cm" loext:border="none"/>
    </style:style>
    <style:style style:name="T13" style:family="text">
      <style:text-properties fo:font-weight="bold"/>
    </style:style>
    <style:style style:name="T14" style:family="text">
      <style:text-properties fo:font-size="14pt" officeooo:rsid="005098ec" style:font-size-asian="14pt" style:font-size-complex="14pt"/>
    </style:style>
    <style:style style:name="T15" style:family="text">
      <style:text-properties fo:font-size="14pt" officeooo:rsid="0051273e" style:font-size-asian="14pt" style:font-size-complex="14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Call to Worship</text:span> (Hosea 6:3) / <text:span text:style-name="Strong_20_Emphasis">Opening prayer</text:span> (John A)</text:p>
      <text:p text:style-name="Text_20_body"><text:span text:style-name="Strong_20_Emphasis">Praise</text:span>: <text:span text:style-name="Emphasis">Praise to the Lord, the Almighty</text:span></text:p>
      <text:p text:style-name="Text_20_body"><text:span text:style-name="Strong_20_Emphasis">Bible Reading</text:span>: Exodus 20:1-17 (Pam W)</text:p>
      <text:p text:style-name="Text_20_body"><text:span text:style-name="Strong_20_Emphasis">Announcements</text:span> (JA)</text:p>
      <text:list text:style-name="L1">
        <text:list-item>
          <text:p text:style-name="P2">Important Announcements re Selection Process</text:p>
        </text:list-item>
        <text:list-item>
          <text:p text:style-name="P2">a) Congregational Meeting after the 5<text:span text:style-name="T1">th</text:span> February Communion Service</text:p>
        </text:list-item>
        <text:list-item>
          <text:p text:style-name="P2">b) as part of the Selection/Call process the Membership Rolls are available for inspection in the hall: please check and report any corrections required to Mook or me during the next two weeks</text:p>
        </text:list-item>
        <text:list-item>
          <text:p text:style-name="P2">Morning Tea and fellowship after the service</text:p>
        </text:list-item>
        <text:list-item>
          <text:p text:style-name="P3">Presentation for Margaret S</text:p>
        </text:list-item>
        <text:list-item>
          <text:p text:style-name="P3">Short intro to Aditya Kuthalam (based on newsletter blurb)</text:p>
        </text:list-item>
      </text:list>
      <text:p text:style-name="Text_20_body"><text:span text:style-name="Strong_20_Emphasis">Sunday School</text:span> (Mook L)</text:p>
      <text:p text:style-name="Text_20_body"><text:span text:style-name="Strong_20_Emphasis">Praise</text:span>: <text:span text:style-name="Emphasis">What Love My God</text:span></text:p>
      <text:p text:style-name="Text_20_body"><text:span text:style-name="Strong_20_Emphasis">Mission Spot</text:span> <text:span text:style-name="T2">PresAID </text:span>(Gaye M)</text:p>
      <text:p text:style-name="Text_20_body"><text:span text:style-name="Strong_20_Emphasis">Prayer for the church and the world</text:span>  (Jan F)</text:p>
      <text:p text:style-name="Text_20_body"><text:span text:style-name="Strong_20_Emphasis">Bible reading</text:span>: Matthew 22:34-40 (J<text:span text:style-name="T3">ohn </text:span>A)</text:p>
      <text:p text:style-name="Text_20_body"><text:span text:style-name="Strong_20_Emphasis">Praise</text:span>: <text:span text:style-name="Emphasis">Love Divine, All loves excelling </text:span><text:span text:style-name="Emphasis"><text:span text:style-name="T4">(Offering)</text:span></text:span></text:p>
      <text:p text:style-name="Text_20_body"><text:span text:style-name="Strong_20_Emphasis">Sermon</text:span>: “ORDERED LOVE” (Aditya Kuthalam)</text:p>
      <text:p text:style-name="Text_20_body"><text:span text:style-name="Strong_20_Emphasis">Praise</text:span>: <text:span text:style-name="Emphasis">Christ Is Mine Forevermore</text:span></text:p>
      <text:p text:style-name="Text_20_body"><text:span text:style-name="Strong_20_Emphasis">Benediction</text:span> (AK)</text:p>
      <text:p text:style-name="Text_20_body"/>
      <text:p text:style-name="Text_20_body"><text:span text:style-name="Strong_20_Emphasis">Sermon Outline</text:span></text:p>
      <text:p text:style-name="Text_20_body">“ORDERED LOVE”   (Matthew 22:34-40)</text:p>
      <text:list text:style-name="L2">
        <text:list-item>
          <text:p text:style-name="P4">Disordered Love</text:p>
        </text:list-item>
        <text:list-item>
          <text:p text:style-name="P4">Ordered Love</text:p>
          <text:list>
            <text:list-item>
              <text:p text:style-name="P4">Love God Supremely (v37-38)</text:p>
            </text:list-item>
            <text:list-item>
              <text:p text:style-name="P4">Love others sacrificially (v39-40)</text:p>
            </text:list-item>
            <text:list-item>
              <text:p text:style-name="P4">Because God first loved us</text:p>
            </text:list-item>
          </text:list>
        </text:list-item>
        <text:list-item>
          <text:p text:style-name="P4">Application</text:p>
          <text:list>
            <text:list-item text:start-value="1">
              <text:p text:style-name="P4">Let us love God supremely</text:p>
            </text:list-item>
            <text:list-item>
              <text:p text:style-name="P4">Let us love others sacrificially</text:p>
            </text:list-item>
          </text:list>
        </text:list-item>
      </text:list>
      <text:p text:style-name="Text_20_body">Conclusion</text:p>
      <text:p text:style-name="P1"/>
      <text:p text:style-name="P5"><text:span text:style-name="T5">Hosea 6:3</text:span></text:p>
      <text:p text:style-name="P6"><text:bookmark text:name="en-ESVUK-22171"/><text:span text:style-name="T6">Let us know; let us press on to know the </text:span><text:span text:style-name="T7">Lord</text:span><text:span text:style-name="T6">;</text:span><text:line-break/><text:span text:style-name="T8">    </text:span><text:span text:style-name="T6">his going out is sure as the dawn;</text:span><text:line-break/><text:span text:style-name="T6">he will come to us as the showers,</text:span><text:line-break/><text:span text:style-name="T8">    </text:span><text:span text:style-name="T6">as the spring rains that water the earth.”</text:span></text:p>
      <text:p text:style-name="P7">Heavenly Father we come together today to honour You as our Sovereign Lord, to lift up the Name of Jesus, the Saviour of Your people, and to glorify the Holy Spirit, Comforter and Guide as we walk this earthly pilgrimage.</text:p>
      <text:p text:style-name="P7">We also come to hear Your Word read and preached, so that we may know You Father Son and Holy Spirit more and better than when we arrived.</text:p>
      <text:p text:style-name="P7">We pray that we may know Your refreshing, Your gracious love and Your boundless mercy. In Jesus Name, Amen.</text:p>
      <text:p text:style-name="P7"/>
      <text:p text:style-name="P8"><text:span text:style-name="T9">[</text:span><text:span text:style-name="T10">Love Divine, All Loves Excelling</text:span><text:span text:style-name="T9">]</text:span></text:p>
      <text:p text:style-name="P9"><text:span text:style-name="T9">M</text:span><text:span text:style-name="T11">argaret Sanders</text:span></text:p>
      <text:p text:style-name="P10"><text:a xlink:type="simple" xlink:href="https://www.biblegateway.com/passage/?search=1%20Timothy%205%3A17&amp;version=ESVUK" text:style-name="Internet_20_link" text:visited-style-name="Visited_20_Internet_20_Link"><text:span text:style-name="T12">1 Timothy 5:17</text:span></text:a></text:p>
      <text:p text:style-name="P11">Let the elders who rule well be considered worthy of double honour, <text:span text:style-name="T13">especially</text:span> those who labour in <text:span text:style-name="T13">preaching</text:span> <text:span text:style-name="T13">and</text:span> <text:span text:style-name="T13">teaching</text:span>.</text:p>
      <text:p text:style-name="P12"><text:span text:style-name="T11">Today we want to honour Margaret Sanders as a faithful and persevering elder of the church </text:span><text:span text:style-name="T14">for much longer than I have been a member here</text:span><text:span text:style-name="T11">. I have been so blessed to work with Margaret and the late Wally French and learned so much from them about steady, faithful service in the Kingdom. </text:span><text:span text:style-name="T14">The Session has promoted Margaret to the status of “Emeritus” so that she may enjoy the privileges of eldership without having to worry about the responsibilities. I confess that I was shocked by the fact that Margaret had her fall late last year and was in hospital for quite a while.</text:span></text:p>
      <text:p text:style-name="P12"><text:span text:style-name="T14">We are so glad for the answered prayer for her recovery, so I am going to ask Mook to present the double honour in our expression of love and </text:span><text:span text:style-name="T15">concern</text:span><text:span text:style-name="T14"> for Margaret, </text:span><text:span text:style-name="T15">and he will lead us in prayer</text:span><text:span text:style-name="T1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stem-ui" svg:font-family="system-ui, apple-system, 'Segoe UI', Roboto, Ubuntu, Cantarell, 'Noto Sans', sans-serif, Aria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4b0446"/>
    </style:style>
    <style:style style:name="MT2" style:family="text">
      <style:text-properties officeooo:rsid="00495328"/>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19</text:span><text:span text:style-name="MT2">th</text:span> <text:span text:style-name="MT1">January 2025</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5-01-18T21:54:13.493136283</dc:date>
    <meta:editing-duration>PT5H42M10S</meta:editing-duration>
    <meta:editing-cycles>45</meta:editing-cycles>
    <meta:generator>LibreOffice/24.8.3.2$Linux_X86_64 LibreOffice_project/e14c9fdd1f585efcbb2c5363087a99d20928d522</meta:generator>
    <meta:print-date>2024-02-03T21:06:33.278074986</meta:print-date>
    <meta:document-statistic meta:table-count="0" meta:image-count="0" meta:object-count="0" meta:page-count="2" meta:paragraph-count="42" meta:word-count="492" meta:character-count="2770" meta:non-whitespace-character-count="2323"/>
  </office:meta>
</office:document-meta>
</file>